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 style:data-style-name="N107">
      <style:table-cell-properties fo:background-color="#ffffd7"/>
    </style:style>
    <style:style style:name="ce5" style:family="table-cell" style:parent-style-name="Default" style:data-style-name="N107">
      <style:table-cell-properties fo:background-color="#ffe994"/>
    </style:style>
    <style:style style:name="ce6" style:family="table-cell" style:parent-style-name="Default" style:data-style-name="N107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6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OSC_H</text:p>
          </table:table-cell>
          <table:table-cell table:style-name="Default" office:value-type="string" calcext:value-type="string">
            <text:p>CLK400</text:p>
          </table:table-cell>
          <table:table-cell table:style-name="Default" office:value-type="string" calcext:value-type="string">
            <text:p>CLK266</text:p>
          </table:table-cell>
          <table:table-cell table:style-name="Default" office:value-type="string" calcext:value-type="string">
            <text:p>CLK240</text:p>
          </table:table-cell>
          <table:table-cell table:style-name="Default" office:value-type="string" calcext:value-type="string">
            <text:p>CLK114</text:p>
          </table:table-cell>
        </table:table-row>
        <table:table-row table:style-name="ro1">
          <table:table-cell table:style-name="Default" office:value-type="string" calcext:value-type="string">
            <text:p>Base_freq</text:p>
          </table:table-cell>
          <table:table-cell table:style-name="Default" office:value-type="float" office:value="88.6" calcext:value-type="float">
            <text:p>88,6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14" calcext:value-type="float">
            <text:p>114</text:p>
          </table:table-cell>
        </table:table-row>
        <table:table-row table:style-name="ro1">
          <table:table-cell table:style-name="ce1"/>
          <table:table-cell table:style-name="ce4" table:formula="of:=[.B2]/2" office:value-type="float" office:value="44.3" calcext:value-type="float">
            <text:p>44,3000000</text:p>
          </table:table-cell>
          <table:table-cell table:style-name="ce4" table:formula="of:=[.C2]/2" office:value-type="float" office:value="200" calcext:value-type="float">
            <text:p>200,0000000</text:p>
          </table:table-cell>
          <table:table-cell table:style-name="ce4" table:formula="of:=[.D2]/2" office:value-type="float" office:value="133" calcext:value-type="float">
            <text:p>133,0000000</text:p>
          </table:table-cell>
          <table:table-cell table:style-name="ce4" table:formula="of:=[.E2]/2" office:value-type="float" office:value="120" calcext:value-type="float">
            <text:p>120,0000000</text:p>
          </table:table-cell>
          <table:table-cell table:style-name="ce4" table:formula="of:=[.F2]/2" office:value-type="float" office:value="57" calcext:value-type="float">
            <text:p>57,0000000</text:p>
          </table:table-cell>
        </table:table-row>
        <table:table-row table:style-name="ro1">
          <table:table-cell table:style-name="ce1"/>
          <table:table-cell table:style-name="ce4" table:formula="of:=[.B3]/2" office:value-type="float" office:value="22.15" calcext:value-type="float">
            <text:p>22,1500000</text:p>
          </table:table-cell>
          <table:table-cell table:style-name="ce4" table:formula="of:=[.C3]/2" office:value-type="float" office:value="100" calcext:value-type="float">
            <text:p>100,0000000</text:p>
          </table:table-cell>
          <table:table-cell table:style-name="ce4" table:formula="of:=[.D3]/2" office:value-type="float" office:value="66.5" calcext:value-type="float">
            <text:p>66,5000000</text:p>
          </table:table-cell>
          <table:table-cell table:style-name="ce4" table:formula="of:=[.E3]/2" office:value-type="float" office:value="60" calcext:value-type="float">
            <text:p>60,0000000</text:p>
          </table:table-cell>
          <table:table-cell table:style-name="ce4" table:formula="of:=[.F3]/2" office:value-type="float" office:value="28.5" calcext:value-type="float">
            <text:p>28,5000000</text:p>
          </table:table-cell>
        </table:table-row>
        <table:table-row table:style-name="ro1">
          <table:table-cell table:style-name="ce1"/>
          <table:table-cell table:style-name="ce4" table:formula="of:=[.B4]/2" office:value-type="float" office:value="11.075" calcext:value-type="float">
            <text:p>11,0750000</text:p>
          </table:table-cell>
          <table:table-cell table:style-name="ce4" table:formula="of:=[.C4]/2" office:value-type="float" office:value="50" calcext:value-type="float">
            <text:p>50,0000000</text:p>
          </table:table-cell>
          <table:table-cell table:style-name="ce4" table:formula="of:=[.D4]/2" office:value-type="float" office:value="33.25" calcext:value-type="float">
            <text:p>33,2500000</text:p>
          </table:table-cell>
          <table:table-cell table:style-name="ce4" table:formula="of:=[.E4]/2" office:value-type="float" office:value="30" calcext:value-type="float">
            <text:p>30,0000000</text:p>
          </table:table-cell>
          <table:table-cell table:style-name="ce4" table:formula="of:=[.F4]/2" office:value-type="float" office:value="14.25" calcext:value-type="float">
            <text:p>14,2500000</text:p>
          </table:table-cell>
        </table:table-row>
        <table:table-row table:style-name="ro1">
          <table:table-cell table:style-name="ce1"/>
          <table:table-cell table:style-name="ce4" table:formula="of:=[.B5]/2" office:value-type="float" office:value="5.5375" calcext:value-type="float">
            <text:p>5,5375000</text:p>
          </table:table-cell>
          <table:table-cell table:style-name="ce4" table:formula="of:=[.C5]/2" office:value-type="float" office:value="25" calcext:value-type="float">
            <text:p>25,0000000</text:p>
          </table:table-cell>
          <table:table-cell table:style-name="ce4" table:formula="of:=[.D5]/2" office:value-type="float" office:value="16.625" calcext:value-type="float">
            <text:p>16,6250000</text:p>
          </table:table-cell>
          <table:table-cell table:style-name="ce4" table:formula="of:=[.E5]/2" office:value-type="float" office:value="15" calcext:value-type="float">
            <text:p>15,0000000</text:p>
          </table:table-cell>
          <table:table-cell table:style-name="ce4" table:formula="of:=[.F5]/2" office:value-type="float" office:value="7.125" calcext:value-type="float">
            <text:p>7,1250000</text:p>
          </table:table-cell>
        </table:table-row>
        <table:table-row table:style-name="ro1">
          <table:table-cell table:style-name="ce1"/>
          <table:table-cell table:style-name="ce4" table:formula="of:=[.B6]/2" office:value-type="float" office:value="2.76875" calcext:value-type="float">
            <text:p>2,7687500</text:p>
          </table:table-cell>
          <table:table-cell table:style-name="ce4" table:formula="of:=[.C6]/2" office:value-type="float" office:value="12.5" calcext:value-type="float">
            <text:p>12,5000000</text:p>
          </table:table-cell>
          <table:table-cell table:style-name="ce4" table:formula="of:=[.D6]/2" office:value-type="float" office:value="8.3125" calcext:value-type="float">
            <text:p>8,3125000</text:p>
          </table:table-cell>
          <table:table-cell table:style-name="ce4" table:formula="of:=[.E6]/2" office:value-type="float" office:value="7.5" calcext:value-type="float">
            <text:p>7,5000000</text:p>
          </table:table-cell>
          <table:table-cell table:style-name="ce4" table:formula="of:=[.F6]/2" office:value-type="float" office:value="3.5625" calcext:value-type="float">
            <text:p>3,5625000</text:p>
          </table:table-cell>
        </table:table-row>
        <table:table-row table:style-name="ro1">
          <table:table-cell table:style-name="ce1"/>
          <table:table-cell table:style-name="ce4" table:formula="of:=[.B7]/2" office:value-type="float" office:value="1.384375" calcext:value-type="float">
            <text:p>1,3843750</text:p>
          </table:table-cell>
          <table:table-cell table:style-name="ce4" table:formula="of:=[.C7]/2" office:value-type="float" office:value="6.25" calcext:value-type="float">
            <text:p>6,2500000</text:p>
          </table:table-cell>
          <table:table-cell table:style-name="ce4" table:formula="of:=[.D7]/2" office:value-type="float" office:value="4.15625" calcext:value-type="float">
            <text:p>4,1562500</text:p>
          </table:table-cell>
          <table:table-cell table:style-name="ce4" table:formula="of:=[.E7]/2" office:value-type="float" office:value="3.75" calcext:value-type="float">
            <text:p>3,7500000</text:p>
          </table:table-cell>
          <table:table-cell table:style-name="ce4" table:formula="of:=[.F7]/2" office:value-type="float" office:value="1.78125" calcext:value-type="float">
            <text:p>1,7812500</text:p>
          </table:table-cell>
        </table:table-row>
        <table:table-row table:style-name="ro1">
          <table:table-cell table:style-name="ce1"/>
          <table:table-cell table:style-name="ce4" table:formula="of:=[.B8]/2" office:value-type="float" office:value="0.6921875" calcext:value-type="float">
            <text:p>0,6921875</text:p>
          </table:table-cell>
          <table:table-cell table:style-name="ce4" table:formula="of:=[.C8]/2" office:value-type="float" office:value="3.125" calcext:value-type="float">
            <text:p>3,1250000</text:p>
          </table:table-cell>
          <table:table-cell table:style-name="ce4" table:formula="of:=[.D8]/2" office:value-type="float" office:value="2.078125" calcext:value-type="float">
            <text:p>2,0781250</text:p>
          </table:table-cell>
          <table:table-cell table:style-name="ce4" table:formula="of:=[.E8]/2" office:value-type="float" office:value="1.875" calcext:value-type="float">
            <text:p>1,8750000</text:p>
          </table:table-cell>
          <table:table-cell table:style-name="ce4" table:formula="of:=[.F8]/2" office:value-type="float" office:value="0.890625" calcext:value-type="float">
            <text:p>0,8906250</text:p>
          </table:table-cell>
        </table:table-row>
        <table:table-row table:style-name="ro1">
          <table:table-cell table:style-name="ce1"/>
          <table:table-cell table:style-name="ce4" table:formula="of:=[.B9]/2" office:value-type="float" office:value="0.34609375" calcext:value-type="float">
            <text:p>0,3460938</text:p>
          </table:table-cell>
          <table:table-cell table:style-name="ce4" table:formula="of:=[.C9]/2" office:value-type="float" office:value="1.5625" calcext:value-type="float">
            <text:p>1,5625000</text:p>
          </table:table-cell>
          <table:table-cell table:style-name="ce4" table:formula="of:=[.D9]/2" office:value-type="float" office:value="1.0390625" calcext:value-type="float">
            <text:p>1,0390625</text:p>
          </table:table-cell>
          <table:table-cell table:style-name="ce4" table:formula="of:=[.E9]/2" office:value-type="float" office:value="0.9375" calcext:value-type="float">
            <text:p>0,9375000</text:p>
          </table:table-cell>
          <table:table-cell table:style-name="ce4" table:formula="of:=[.F9]/2" office:value-type="float" office:value="0.4453125" calcext:value-type="float">
            <text:p>0,4453125</text:p>
          </table:table-cell>
        </table:table-row>
        <table:table-row table:style-name="ro1">
          <table:table-cell table:style-name="ce2"/>
          <table:table-cell table:style-name="ce5" table:formula="of:=[.B10]/2" office:value-type="float" office:value="0.173046875" calcext:value-type="float">
            <text:p>0,1730469</text:p>
          </table:table-cell>
          <table:table-cell table:style-name="ce5" table:formula="of:=[.C10]/2" office:value-type="float" office:value="0.78125" calcext:value-type="float">
            <text:p>0,7812500</text:p>
          </table:table-cell>
          <table:table-cell table:style-name="ce5" table:formula="of:=[.D10]/2" office:value-type="float" office:value="0.51953125" calcext:value-type="float">
            <text:p>0,5195313</text:p>
          </table:table-cell>
          <table:table-cell table:style-name="ce5" table:formula="of:=[.E10]/2" office:value-type="float" office:value="0.46875" calcext:value-type="float">
            <text:p>0,4687500</text:p>
          </table:table-cell>
          <table:table-cell table:style-name="ce5" table:formula="of:=[.F10]/2" office:value-type="float" office:value="0.22265625" calcext:value-type="float">
            <text:p>0,2226563</text:p>
          </table:table-cell>
        </table:table-row>
        <table:table-row table:style-name="ro1">
          <table:table-cell table:style-name="ce2"/>
          <table:table-cell table:style-name="ce5" table:formula="of:=[.B11]/2" office:value-type="float" office:value="0.0865234375" calcext:value-type="float">
            <text:p>0,0865234</text:p>
          </table:table-cell>
          <table:table-cell table:style-name="ce5" table:formula="of:=[.C11]/2" office:value-type="float" office:value="0.390625" calcext:value-type="float">
            <text:p>0,3906250</text:p>
          </table:table-cell>
          <table:table-cell table:style-name="ce5" table:formula="of:=[.D11]/2" office:value-type="float" office:value="0.259765625" calcext:value-type="float">
            <text:p>0,2597656</text:p>
          </table:table-cell>
          <table:table-cell table:style-name="ce5" table:formula="of:=[.E11]/2" office:value-type="float" office:value="0.234375" calcext:value-type="float">
            <text:p>0,2343750</text:p>
          </table:table-cell>
          <table:table-cell table:style-name="ce5" table:formula="of:=[.F11]/2" office:value-type="float" office:value="0.111328125" calcext:value-type="float">
            <text:p>0,1113281</text:p>
          </table:table-cell>
        </table:table-row>
        <table:table-row table:style-name="ro1">
          <table:table-cell table:style-name="ce2"/>
          <table:table-cell table:style-name="ce5" table:formula="of:=[.B12]/2" office:value-type="float" office:value="0.04326171875" calcext:value-type="float">
            <text:p>0,0432617</text:p>
          </table:table-cell>
          <table:table-cell table:style-name="ce5" table:formula="of:=[.C12]/2" office:value-type="float" office:value="0.1953125" calcext:value-type="float">
            <text:p>0,1953125</text:p>
          </table:table-cell>
          <table:table-cell table:style-name="ce5" table:formula="of:=[.D12]/2" office:value-type="float" office:value="0.1298828125" calcext:value-type="float">
            <text:p>0,1298828</text:p>
          </table:table-cell>
          <table:table-cell table:style-name="ce5" table:formula="of:=[.E12]/2" office:value-type="float" office:value="0.1171875" calcext:value-type="float">
            <text:p>0,1171875</text:p>
          </table:table-cell>
          <table:table-cell table:style-name="ce5" table:formula="of:=[.F12]/2" office:value-type="float" office:value="0.0556640625" calcext:value-type="float">
            <text:p>0,0556641</text:p>
          </table:table-cell>
        </table:table-row>
        <table:table-row table:style-name="ro1">
          <table:table-cell table:style-name="ce2"/>
          <table:table-cell table:style-name="ce5" table:formula="of:=[.B13]/2" office:value-type="float" office:value="0.021630859375" calcext:value-type="float">
            <text:p>0,0216309</text:p>
          </table:table-cell>
          <table:table-cell table:style-name="ce5" table:formula="of:=[.C13]/2" office:value-type="float" office:value="0.09765625" calcext:value-type="float">
            <text:p>0,0976563</text:p>
          </table:table-cell>
          <table:table-cell table:style-name="ce5" table:formula="of:=[.D13]/2" office:value-type="float" office:value="0.06494140625" calcext:value-type="float">
            <text:p>0,0649414</text:p>
          </table:table-cell>
          <table:table-cell table:style-name="ce5" table:formula="of:=[.E13]/2" office:value-type="float" office:value="0.05859375" calcext:value-type="float">
            <text:p>0,0585938</text:p>
          </table:table-cell>
          <table:table-cell table:style-name="ce5" table:formula="of:=[.F13]/2" office:value-type="float" office:value="0.02783203125" calcext:value-type="float">
            <text:p>0,0278320</text:p>
          </table:table-cell>
        </table:table-row>
        <table:table-row table:style-name="ro1">
          <table:table-cell table:style-name="ce2"/>
          <table:table-cell table:style-name="ce5" table:formula="of:=[.B14]/2" office:value-type="float" office:value="0.0108154296875" calcext:value-type="float">
            <text:p>0,0108154</text:p>
          </table:table-cell>
          <table:table-cell table:style-name="ce5" table:formula="of:=[.C14]/2" office:value-type="float" office:value="0.048828125" calcext:value-type="float">
            <text:p>0,0488281</text:p>
          </table:table-cell>
          <table:table-cell table:style-name="ce5" table:formula="of:=[.D14]/2" office:value-type="float" office:value="0.032470703125" calcext:value-type="float">
            <text:p>0,0324707</text:p>
          </table:table-cell>
          <table:table-cell table:style-name="ce5" table:formula="of:=[.E14]/2" office:value-type="float" office:value="0.029296875" calcext:value-type="float">
            <text:p>0,0292969</text:p>
          </table:table-cell>
          <table:table-cell table:style-name="ce5" table:formula="of:=[.F14]/2" office:value-type="float" office:value="0.013916015625" calcext:value-type="float">
            <text:p>0,0139160</text:p>
          </table:table-cell>
        </table:table-row>
        <table:table-row table:style-name="ro1">
          <table:table-cell table:style-name="ce2"/>
          <table:table-cell table:style-name="ce5" table:formula="of:=[.B15]/2" office:value-type="float" office:value="0.00540771484375" calcext:value-type="float">
            <text:p>0,0054077</text:p>
          </table:table-cell>
          <table:table-cell table:style-name="ce5" table:formula="of:=[.C15]/2" office:value-type="float" office:value="0.0244140625" calcext:value-type="float">
            <text:p>0,0244141</text:p>
          </table:table-cell>
          <table:table-cell table:style-name="ce5" table:formula="of:=[.D15]/2" office:value-type="float" office:value="0.0162353515625" calcext:value-type="float">
            <text:p>0,0162354</text:p>
          </table:table-cell>
          <table:table-cell table:style-name="ce5" table:formula="of:=[.E15]/2" office:value-type="float" office:value="0.0146484375" calcext:value-type="float">
            <text:p>0,0146484</text:p>
          </table:table-cell>
          <table:table-cell table:style-name="ce5" table:formula="of:=[.F15]/2" office:value-type="float" office:value="0.0069580078125" calcext:value-type="float">
            <text:p>0,0069580</text:p>
          </table:table-cell>
        </table:table-row>
        <table:table-row table:style-name="ro1">
          <table:table-cell table:style-name="ce2"/>
          <table:table-cell table:style-name="ce5" table:formula="of:=[.B16]/2" office:value-type="float" office:value="0.002703857421875" calcext:value-type="float">
            <text:p>0,0027039</text:p>
          </table:table-cell>
          <table:table-cell table:style-name="ce5" table:formula="of:=[.C16]/2" office:value-type="float" office:value="0.01220703125" calcext:value-type="float">
            <text:p>0,0122070</text:p>
          </table:table-cell>
          <table:table-cell table:style-name="ce5" table:formula="of:=[.D16]/2" office:value-type="float" office:value="0.00811767578125" calcext:value-type="float">
            <text:p>0,0081177</text:p>
          </table:table-cell>
          <table:table-cell table:style-name="ce5" table:formula="of:=[.E16]/2" office:value-type="float" office:value="0.00732421875" calcext:value-type="float">
            <text:p>0,0073242</text:p>
          </table:table-cell>
          <table:table-cell table:style-name="ce5" table:formula="of:=[.F16]/2" office:value-type="float" office:value="0.00347900390625" calcext:value-type="float">
            <text:p>0,0034790</text:p>
          </table:table-cell>
        </table:table-row>
        <table:table-row table:style-name="ro1">
          <table:table-cell table:style-name="ce2"/>
          <table:table-cell table:style-name="ce5" table:formula="of:=[.B17]/2" office:value-type="float" office:value="0.0013519287109375" calcext:value-type="float">
            <text:p>0,0013519</text:p>
          </table:table-cell>
          <table:table-cell table:style-name="ce5" table:formula="of:=[.C17]/2" office:value-type="float" office:value="0.006103515625" calcext:value-type="float">
            <text:p>0,0061035</text:p>
          </table:table-cell>
          <table:table-cell table:style-name="ce5" table:formula="of:=[.D17]/2" office:value-type="float" office:value="0.004058837890625" calcext:value-type="float">
            <text:p>0,0040588</text:p>
          </table:table-cell>
          <table:table-cell table:style-name="ce5" table:formula="of:=[.E17]/2" office:value-type="float" office:value="0.003662109375" calcext:value-type="float">
            <text:p>0,0036621</text:p>
          </table:table-cell>
          <table:table-cell table:style-name="ce5" table:formula="of:=[.F17]/2" office:value-type="float" office:value="0.001739501953125" calcext:value-type="float">
            <text:p>0,0017395</text:p>
          </table:table-cell>
        </table:table-row>
        <table:table-row table:style-name="ro1">
          <table:table-cell/>
          <table:table-cell table:formula="of:=[.B18]/2" office:value-type="float" office:value="0.00067596435546875" calcext:value-type="float">
            <text:p>0,0006760</text:p>
          </table:table-cell>
          <table:table-cell table:formula="of:=[.C18]/2" office:value-type="float" office:value="0.0030517578125" calcext:value-type="float">
            <text:p>0,0030518</text:p>
          </table:table-cell>
          <table:table-cell table:formula="of:=[.D18]/2" office:value-type="float" office:value="0.0020294189453125" calcext:value-type="float">
            <text:p>0,0020294</text:p>
          </table:table-cell>
          <table:table-cell table:formula="of:=[.E18]/2" office:value-type="float" office:value="0.0018310546875" calcext:value-type="float">
            <text:p>0,0018311</text:p>
          </table:table-cell>
          <table:table-cell table:formula="of:=[.F18]/2" office:value-type="float" office:value="0.0008697509765625" calcext:value-type="float">
            <text:p>0,0008698</text:p>
          </table:table-cell>
        </table:table-row>
        <table:table-row table:style-name="ro1">
          <table:table-cell/>
          <table:table-cell table:formula="of:=[.B19]/2" office:value-type="float" office:value="0.000337982177734375" calcext:value-type="float">
            <text:p>0,0003380</text:p>
          </table:table-cell>
          <table:table-cell table:formula="of:=[.C19]/2" office:value-type="float" office:value="0.00152587890625" calcext:value-type="float">
            <text:p>0,0015259</text:p>
          </table:table-cell>
          <table:table-cell table:formula="of:=[.D19]/2" office:value-type="float" office:value="0.00101470947265625" calcext:value-type="float">
            <text:p>0,0010147</text:p>
          </table:table-cell>
          <table:table-cell table:formula="of:=[.E19]/2" office:value-type="float" office:value="0.00091552734375" calcext:value-type="float">
            <text:p>0,0009155</text:p>
          </table:table-cell>
          <table:table-cell table:formula="of:=[.F19]/2" office:value-type="float" office:value="0.00043487548828125" calcext:value-type="float">
            <text:p>0,0004349</text:p>
          </table:table-cell>
        </table:table-row>
        <table:table-row table:style-name="ro1">
          <table:table-cell/>
          <table:table-cell table:formula="of:=[.B20]/2" office:value-type="float" office:value="0.000168991088867187" calcext:value-type="float">
            <text:p>0,0001690</text:p>
          </table:table-cell>
          <table:table-cell table:formula="of:=[.C20]/2" office:value-type="float" office:value="0.000762939453125" calcext:value-type="float">
            <text:p>0,0007629</text:p>
          </table:table-cell>
          <table:table-cell table:formula="of:=[.D20]/2" office:value-type="float" office:value="0.000507354736328125" calcext:value-type="float">
            <text:p>0,0005074</text:p>
          </table:table-cell>
          <table:table-cell table:formula="of:=[.E20]/2" office:value-type="float" office:value="0.000457763671875" calcext:value-type="float">
            <text:p>0,0004578</text:p>
          </table:table-cell>
          <table:table-cell table:formula="of:=[.F20]/2" office:value-type="float" office:value="0.000217437744140625" calcext:value-type="float">
            <text:p>0,0002174</text:p>
          </table:table-cell>
        </table:table-row>
        <table:table-row table:style-name="ro1">
          <table:table-cell/>
          <table:table-cell table:formula="of:=[.B21]/2" office:value-type="float" office:value="0.0000844955444335937" calcext:value-type="float">
            <text:p>0,0000845</text:p>
          </table:table-cell>
          <table:table-cell table:formula="of:=[.C21]/2" office:value-type="float" office:value="0.0003814697265625" calcext:value-type="float">
            <text:p>0,0003815</text:p>
          </table:table-cell>
          <table:table-cell table:formula="of:=[.D21]/2" office:value-type="float" office:value="0.000253677368164062" calcext:value-type="float">
            <text:p>0,0002537</text:p>
          </table:table-cell>
          <table:table-cell table:formula="of:=[.E21]/2" office:value-type="float" office:value="0.0002288818359375" calcext:value-type="float">
            <text:p>0,0002289</text:p>
          </table:table-cell>
          <table:table-cell table:formula="of:=[.F21]/2" office:value-type="float" office:value="0.000108718872070313" calcext:value-type="float">
            <text:p>0,0001087</text:p>
          </table:table-cell>
        </table:table-row>
        <table:table-row table:style-name="ro1">
          <table:table-cell/>
          <table:table-cell table:formula="of:=[.B22]/2" office:value-type="float" office:value="0.0000422477722167969" calcext:value-type="float">
            <text:p>0,0000422</text:p>
          </table:table-cell>
          <table:table-cell table:formula="of:=[.C22]/2" office:value-type="float" office:value="0.00019073486328125" calcext:value-type="float">
            <text:p>0,0001907</text:p>
          </table:table-cell>
          <table:table-cell table:formula="of:=[.D22]/2" office:value-type="float" office:value="0.000126838684082031" calcext:value-type="float">
            <text:p>0,0001268</text:p>
          </table:table-cell>
          <table:table-cell table:formula="of:=[.E22]/2" office:value-type="float" office:value="0.00011444091796875" calcext:value-type="float">
            <text:p>0,0001144</text:p>
          </table:table-cell>
          <table:table-cell table:formula="of:=[.F22]/2" office:value-type="float" office:value="0.0000543594360351562" calcext:value-type="float">
            <text:p>0,0000544</text:p>
          </table:table-cell>
        </table:table-row>
        <table:table-row table:style-name="ro1">
          <table:table-cell/>
          <table:table-cell table:formula="of:=[.B23]/2" office:value-type="float" office:value="0.0000211238861083984" calcext:value-type="float">
            <text:p>0,0000211</text:p>
          </table:table-cell>
          <table:table-cell table:formula="of:=[.C23]/2" office:value-type="float" office:value="0.000095367431640625" calcext:value-type="float">
            <text:p>0,0000954</text:p>
          </table:table-cell>
          <table:table-cell table:formula="of:=[.D23]/2" office:value-type="float" office:value="0.0000634193420410156" calcext:value-type="float">
            <text:p>0,0000634</text:p>
          </table:table-cell>
          <table:table-cell table:formula="of:=[.E23]/2" office:value-type="float" office:value="0.000057220458984375" calcext:value-type="float">
            <text:p>0,0000572</text:p>
          </table:table-cell>
          <table:table-cell table:formula="of:=[.F23]/2" office:value-type="float" office:value="0.0000271797180175781" calcext:value-type="float">
            <text:p>0,0000272</text:p>
          </table:table-cell>
        </table:table-row>
        <table:table-row table:style-name="ro1">
          <table:table-cell/>
          <table:table-cell table:formula="of:=[.B24]/2" office:value-type="float" office:value="0.0000105619430541992" calcext:value-type="float">
            <text:p>0,0000106</text:p>
          </table:table-cell>
          <table:table-cell table:formula="of:=[.C24]/2" office:value-type="float" office:value="0.0000476837158203125" calcext:value-type="float">
            <text:p>0,0000477</text:p>
          </table:table-cell>
          <table:table-cell table:formula="of:=[.D24]/2" office:value-type="float" office:value="0.0000317096710205078" calcext:value-type="float">
            <text:p>0,0000317</text:p>
          </table:table-cell>
          <table:table-cell table:formula="of:=[.E24]/2" office:value-type="float" office:value="0.0000286102294921875" calcext:value-type="float">
            <text:p>0,0000286</text:p>
          </table:table-cell>
          <table:table-cell table:formula="of:=[.F24]/2" office:value-type="float" office:value="0.0000135898590087891" calcext:value-type="float">
            <text:p>0,0000136</text:p>
          </table:table-cell>
        </table:table-row>
        <table:table-row table:style-name="ro1">
          <table:table-cell/>
          <table:table-cell table:formula="of:=[.B25]/2" office:value-type="float" office:value="0.00000528097152709961" calcext:value-type="float">
            <text:p>0,0000053</text:p>
          </table:table-cell>
          <table:table-cell table:formula="of:=[.C25]/2" office:value-type="float" office:value="0.0000238418579101562" calcext:value-type="float">
            <text:p>0,0000238</text:p>
          </table:table-cell>
          <table:table-cell table:formula="of:=[.D25]/2" office:value-type="float" office:value="0.0000158548355102539" calcext:value-type="float">
            <text:p>0,0000159</text:p>
          </table:table-cell>
          <table:table-cell table:formula="of:=[.E25]/2" office:value-type="float" office:value="0.0000143051147460937" calcext:value-type="float">
            <text:p>0,0000143</text:p>
          </table:table-cell>
          <table:table-cell table:formula="of:=[.F25]/2" office:value-type="float" office:value="0.00000679492950439453" calcext:value-type="float">
            <text:p>0,0000068</text:p>
          </table:table-cell>
        </table:table-row>
        <table:table-row table:style-name="ro1">
          <table:table-cell/>
          <table:table-cell table:formula="of:=[.B26]/2" office:value-type="float" office:value="0.0000026404857635498" calcext:value-type="float">
            <text:p>0,0000026</text:p>
          </table:table-cell>
          <table:table-cell table:formula="of:=[.C26]/2" office:value-type="float" office:value="0.0000119209289550781" calcext:value-type="float">
            <text:p>0,0000119</text:p>
          </table:table-cell>
          <table:table-cell table:formula="of:=[.D26]/2" office:value-type="float" office:value="0.00000792741775512695" calcext:value-type="float">
            <text:p>0,0000079</text:p>
          </table:table-cell>
          <table:table-cell table:formula="of:=[.E26]/2" office:value-type="float" office:value="0.00000715255737304688" calcext:value-type="float">
            <text:p>0,0000072</text:p>
          </table:table-cell>
          <table:table-cell table:formula="of:=[.F26]/2" office:value-type="float" office:value="0.00000339746475219727" calcext:value-type="float">
            <text:p>0,0000034</text:p>
          </table:table-cell>
        </table:table-row>
        <table:table-row table:style-name="ro1">
          <table:table-cell/>
          <table:table-cell table:formula="of:=[.B27]/2" office:value-type="float" office:value="0.0000013202428817749" calcext:value-type="float">
            <text:p>0,0000013</text:p>
          </table:table-cell>
          <table:table-cell table:formula="of:=[.C27]/2" office:value-type="float" office:value="0.00000596046447753906" calcext:value-type="float">
            <text:p>0,0000060</text:p>
          </table:table-cell>
          <table:table-cell table:formula="of:=[.D27]/2" office:value-type="float" office:value="0.00000396370887756348" calcext:value-type="float">
            <text:p>0,0000040</text:p>
          </table:table-cell>
          <table:table-cell table:formula="of:=[.E27]/2" office:value-type="float" office:value="0.00000357627868652344" calcext:value-type="float">
            <text:p>0,0000036</text:p>
          </table:table-cell>
          <table:table-cell table:formula="of:=[.F27]/2" office:value-type="float" office:value="0.00000169873237609863" calcext:value-type="float">
            <text:p>0,0000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5:13:36.832349511</meta:creation-date>
    <dc:date>2020-06-25T15:22:42.422364990</dc:date>
    <meta:editing-duration>PT9M6S</meta:editing-duration>
    <meta:editing-cycles>1</meta:editing-cycles>
    <meta:document-statistic meta:table-count="1" meta:cell-count="142" meta:object-count="0"/>
    <meta:generator>LibreOffice/6.4.4.2$Linux_X86_64 LibreOffice_project/40$Build-2</meta:generator>
  </office:meta>
</office:document-meta>
</file>